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Number</text:p>
          </table:table-cell>
          <table:table-cell table:style-name="ce1" office:value-type="string" calcext:value-type="string">
            <text:p>Test Transmitter</text:p>
          </table:table-cell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Symbol Rate</text:p>
          </table:table-cell>
          <table:table-cell table:style-name="ce1" office:value-type="string" calcext:value-type="string">
            <text:p>Frequency Offset</text:p>
          </table:table-cell>
          <table:table-cell table:style-name="ce1" office:value-type="string" calcext:value-type="string">
            <text:p>FEC</text:p>
          </table:table-cell>
          <table:table-cell table:style-name="ce1" office:value-type="string" calcext:value-type="string">
            <text:p>Image Visi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lite-ZL</text:p>
          </table:table-cell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utoSD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gly-DATV</text:p>
          </table:table-cell>
          <table:table-cell office:value-type="float" office:value="437" calcext:value-type="float">
            <text:p>43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4:06:56.463743046</meta:creation-date>
    <dc:date>2024-06-26T17:12:04.028943459</dc:date>
    <meta:editing-duration>PT2H14M37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